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style:text-underline-style="none" officeooo:rsid="00218ac4" officeooo:paragraph-rsid="00218ac4"/>
    </style:style>
    <style:style style:name="P10" style:family="paragraph" style:parent-style-name="Standard">
      <style:text-properties style:text-underline-style="none" officeooo:rsid="002365c6" officeooo:paragraph-rsid="002365c6"/>
    </style:style>
    <style:style style:name="P11" style:family="paragraph" style:parent-style-name="Standard">
      <style:text-properties style:text-underline-style="none" officeooo:rsid="002365c6" officeooo:paragraph-rsid="00237b48"/>
    </style:style>
    <style:style style:name="P12" style:family="paragraph" style:parent-style-name="Standard">
      <style:text-properties style:text-underline-style="none" fo:font-weight="bold" officeooo:rsid="002365c6" officeooo:paragraph-rsid="002365c6" style:font-weight-asian="bold" style:font-weight-complex="bold"/>
    </style:style>
    <style:style style:name="P13" style:family="paragraph" style:parent-style-name="Standard">
      <style:text-properties style:text-underline-style="none" fo:font-weight="bold" officeooo:rsid="0024e3ab" officeooo:paragraph-rsid="0024e3ab" style:font-weight-asian="bold" style:font-weight-complex="bold"/>
    </style:style>
    <style:style style:name="P14" style:family="paragraph" style:parent-style-name="Standard">
      <style:text-properties style:text-underline-style="none" fo:font-weight="bold" officeooo:rsid="00280c79" officeooo:paragraph-rsid="00280c79" style:font-weight-asian="bold" style:font-weight-complex="bold"/>
    </style:style>
    <style:style style:name="P15" style:family="paragraph" style:parent-style-name="Standard">
      <style:text-properties style:text-underline-style="none" officeooo:rsid="00238c15" officeooo:paragraph-rsid="00238c15"/>
    </style:style>
    <style:style style:name="P16" style:family="paragraph" style:parent-style-name="Standard">
      <style:text-properties style:text-underline-style="none" officeooo:rsid="0024e3ab" officeooo:paragraph-rsid="0024e3ab"/>
    </style:style>
    <style:style style:name="P17" style:family="paragraph" style:parent-style-name="Standard">
      <style:text-properties style:text-underline-style="none" officeooo:rsid="0024e3ab" officeooo:paragraph-rsid="0026cfe6"/>
    </style:style>
    <style:style style:name="P18" style:family="paragraph" style:parent-style-name="Standard">
      <style:text-properties style:text-underline-style="none" officeooo:rsid="00280c79" officeooo:paragraph-rsid="00280c79"/>
    </style:style>
    <style:style style:name="P19" style:family="paragraph" style:parent-style-name="Standard">
      <style:text-properties style:text-underline-style="none" officeooo:rsid="0029a4d0" officeooo:paragraph-rsid="0029a4d0"/>
    </style:style>
    <style:style style:name="P20"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21"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22" style:family="paragraph" style:parent-style-name="Standard">
      <style:text-properties officeooo:rsid="001430d3" officeooo:paragraph-rsid="00158cb7"/>
    </style:style>
    <style:style style:name="P23"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24" style:family="paragraph" style:parent-style-name="Standard">
      <style:text-properties fo:font-size="14pt" style:text-underline-style="none" fo:font-weight="bold" officeooo:rsid="0029a4d0" officeooo:paragraph-rsid="002e5213" style:font-size-asian="12.25pt" style:font-weight-asian="bold" style:font-size-complex="14pt" style:font-weight-complex="bold"/>
    </style:style>
    <style:style style:name="P25" style:family="paragraph" style:parent-style-name="Standard">
      <style:text-properties fo:font-size="12pt" style:text-underline-style="none" fo:font-weight="bold" officeooo:rsid="002e5213" officeooo:paragraph-rsid="002e5213" style:font-size-asian="12pt" style:font-weight-asian="bold" style:font-size-complex="12pt" style:font-weight-complex="bold"/>
    </style:style>
    <style:style style:name="P26" style:family="paragraph" style:parent-style-name="Standard">
      <style:text-properties fo:font-size="12pt" style:text-underline-style="none" fo:font-weight="normal" officeooo:rsid="0029a4d0" officeooo:paragraph-rsid="002e5213" style:font-size-asian="12pt" style:font-weight-asian="normal" style:font-size-complex="12pt" style:font-weight-complex="normal"/>
    </style:style>
    <style:style style:name="P27" style:family="paragraph" style:parent-style-name="Standard">
      <style:text-properties style:text-underline-style="none" officeooo:rsid="0029a4d0" officeooo:paragraph-rsid="002365c6"/>
    </style:style>
    <style:style style:name="P28" style:family="paragraph" style:parent-style-name="Standard">
      <style:text-properties style:text-underline-style="none" fo:font-weight="bold" officeooo:rsid="002365c6" officeooo:paragraph-rsid="002e5213" style:font-weight-asian="bold" style:font-weight-complex="bold"/>
    </style:style>
    <style:style style:name="P29" style:family="paragraph" style:parent-style-name="Standard">
      <style:text-properties style:text-underline-style="none" fo:font-weight="bold" officeooo:rsid="0024e3ab" officeooo:paragraph-rsid="002e5213" style:font-weight-asian="bold" style:font-weight-complex="bold"/>
    </style:style>
    <style:style style:name="P30" style:family="paragraph" style:parent-style-name="Standard">
      <style:text-properties style:text-underline-style="none" fo:font-weight="bold" officeooo:rsid="00280c79" officeooo:paragraph-rsid="002e5213" style:font-weight-asian="bold" style:font-weight-complex="bold"/>
    </style:style>
    <style:style style:name="P31" style:family="paragraph" style:parent-style-name="Standard">
      <style:text-properties style:text-underline-style="none" officeooo:rsid="002365c6" officeooo:paragraph-rsid="002e5213"/>
    </style:style>
    <style:style style:name="P32" style:family="paragraph" style:parent-style-name="Standard">
      <style:text-properties style:text-underline-style="none" officeooo:rsid="00238c15" officeooo:paragraph-rsid="002e5213"/>
    </style:style>
    <style:style style:name="P33" style:family="paragraph" style:parent-style-name="Standard">
      <style:text-properties style:text-underline-style="none" officeooo:rsid="0024e3ab" officeooo:paragraph-rsid="002e5213"/>
    </style:style>
    <style:style style:name="P34" style:family="paragraph" style:parent-style-name="Standard">
      <style:text-properties style:text-underline-style="none" officeooo:rsid="00280c79" officeooo:paragraph-rsid="002e5213"/>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style:style style:name="T10" style:family="text">
      <style:text-properties officeooo:rsid="002e52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sumen de la 3º clase “Herramientas y temáticas <text:span text:style-name="T1">actuales </text:span>de Data Warehouses y OLAP”.</text:p>
      <text:p text:style-name="P20"/>
      <text:p text:style-name="P20"><text:span text:style-name="T10">Diseño general</text:span> del DW:</text:p>
      <text:p text:style-name="P28">Especificación de los requerimientos:</text:p>
      <text:p text:style-name="P31">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31"/>
      <text:p text:style-name="P28">Diseño conceptual:</text:p>
      <text:p text:style-name="P31">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31"><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32">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32"/>
      <text:p text:style-name="P29">Diseño lógico:</text:p>
      <text:p text:style-name="P33">Consiste en la transformación del esquema conceptual en un esquema lógico; y segundo, la especificación de los procesos ETL, teniendo en cuenta las asignaciones y las transformaciones de la fase anterior.</text:p>
      <text:p text:style-name="P33">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33"/>
      <text:p text:style-name="P30">Diseño físico:</text:p>
      <text:p text:style-name="P34">Debemos considerar dos aspectos : la implementación tanto de los esquema del DW, como de los procesos ETL. Durante la fase de diseño físico, el esquema lógico se convierte en una estructura de base de datos física.</text:p>
      <text:p text:style-name="P26">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24"/>
      <text:p text:style-name="P25">El modelo MultiDim:</text:p>
      <text:p text:style-name="P21">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requisitos del usuario; como consecuencia, proporcionan un mejor soporte para posteriores cambios <text:soft-page-break/>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9">Una dimensión puede contener varias jerarquías, cada uno expresa un criterio particular utilizado 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27"/>
      <text:p text:style-name="P1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05T10:30:12.460571829</dc:date>
    <meta:editing-duration>PT3H27M7S</meta:editing-duration>
    <meta:editing-cycles>23</meta:editing-cycles>
    <meta:generator>LibreOffice/4.1.3.2$Linux_X86_64 LibreOffice_project/410m0$Build-2</meta:generator>
    <meta:document-statistic meta:table-count="0" meta:image-count="0" meta:object-count="0" meta:page-count="2" meta:paragraph-count="31" meta:word-count="1165" meta:character-count="7453" meta:non-whitespace-character-count="6314"/>
  </office:meta>
</office:document-meta>
</file>